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subtitle">
      <style:graphic-properties draw:fill-color="#ffffff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draw:auto-grow-height="true" fo:min-height="4.908cm"/>
    </style:style>
    <style:style style:name="pr7" style:family="presentation" style:parent-style-name="lyt-bluelinesgrad-outline1">
      <style:graphic-properties draw:auto-grow-height="true" fo:min-height="4.028cm"/>
    </style:style>
    <style:style style:name="pr8" style:family="presentation" style:parent-style-name="lyt-bluelinesgrad-outline1">
      <style:graphic-properties fo:min-height="12.18cm"/>
    </style:style>
    <style:style style:name="pr9" style:family="presentation" style:parent-style-name="lyt-bluelinesgrad-title">
      <style:graphic-properties fo:min-height="3.506cm"/>
    </style:style>
    <style:style style:name="pr10" style:family="presentation" style:parent-style-name="lyt-bluelinesgrad-outline1">
      <style:graphic-properties fo:min-height="5.809cm"/>
    </style:style>
    <style:style style:name="P1" style:family="paragraph">
      <style:text-properties fo:font-family="Ubuntu" style:font-pitch="variable"/>
    </style:style>
    <style:style style:name="P2" style:family="paragraph">
      <style:text-properties fo:font-family="Ubuntu" style:font-pitch="variable" fo:font-size="32pt"/>
    </style:style>
    <style:style style:name="P3" style:family="paragraph">
      <style:paragraph-properties fo:text-align="start"/>
      <style:text-properties fo:font-family="Ubuntu" style:font-pitch="variable"/>
    </style:style>
    <style:style style:name="P4" style:family="paragraph">
      <style:text-properties fo:font-family="'Ubuntu Mono'" style:font-pitch="fixed" fo:font-size="18pt" style:font-size-asian="18pt" style:font-size-complex="18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40pt" style:font-size-asian="40pt" style:font-size-complex="40pt"/>
    </style:style>
    <style:style style:name="T3" style:family="text">
      <style:text-properties fo:font-family="Ubuntu" style:font-pitch="variable"/>
    </style:style>
    <style:style style:name="T4" style:family="text">
      <style:text-properties fo:font-family="Ubuntu" style:font-pitch="variable" fo:font-size="26pt" style:font-size-asian="26pt" style:font-size-complex="26pt"/>
    </style:style>
    <style:style style:name="T5" style:family="text">
      <style:text-properties fo:font-family="'Ubuntu Mono'" style:font-pitch="fixed" fo:font-size="18pt" style:font-size-asian="18pt" style:font-size-complex="18pt"/>
    </style:style>
    <style:style style:name="T6" style:family="text">
      <style:text-properties fo:font-family="'Ubuntu Mono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2" draw:layer="layout" svg:width="25.199cm" svg:height="12.18cm" svg:x="1.4cm" svg:y="6.014cm" presentation:class="subtitle">
          <draw:text-box>
            <text:p text:style-name="P1"><text:span text:style-name="T2">Master Thesis</text:span></text:p>
            <text:p text:style-name="P1"><text:span text:style-name="T3"/></text:p>
            <text:p text:style-name="P1"><text:span text:style-name="T4">Georgios Kollias</text:span></text:p>
            <text:p text:style-name="P1"><text:span text:style-name="T4">Supervisor: Yannis Smaragdakis</text:span></text:p>
            <text:p text:style-name="P1"><text:span text:style-name="T4"/></text:p>
            <text:p text:style-name="P1"><text:span text:style-name="T4">2012-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4" draw:text-style-name="P3" draw:layer="layout" svg:width="25.199cm" svg:height="12.18cm" svg:x="1.4cm" svg:y="6.014cm" presentation:class="subtitle" presentation:user-transformed="true">
          <draw:text-box>
            <text:list text:style-name="L2">
              <text:list-item>
                <text:p xml:id="id1" text:id="id1" text:style-name="P3"><text:span text:style-name="T3">2011: Yammer's notorious leaked email</text:span></text:p>
                <text:list>
                  <text:list-item>
                    <text:list>
                      <text:list-item>
                        <text:p xml:id="id2" text:id="id2" text:style-name="P3"><text:span text:style-name="T3">A list of all issues that made running Scala in production hard</text:span></text:p>
                      </text:list-item>
                      <text:list-item>
                        <text:p xml:id="id3" text:id="id3" text:style-name="P3"><text:span text:style-name="T3">They returned to Java :)</text:span></text:p>
                      </text:list-item>
                    </text:list>
                  </text:list-item>
                </text:list>
              </text:list-item>
              <text:list-item>
                <text:p xml:id="id4" text:id="id4" text:style-name="P3"><text:span text:style-name="T3">2011: Cliff Click's “The Problem”</text:span></text:p>
                <text:list>
                  <text:list-item>
                    <text:list>
                      <text:list-item>
                        <text:p xml:id="id5" text:id="id5" text:style-name="P3"><text:span text:style-name="T3">The main technical reason for Yammer's complain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</text:span></text:p>
          </draw:text-box>
        </draw:frame>
        <draw:frame presentation:style-name="pr6" draw:text-style-name="P4" draw:layer="layout" svg:width="12.296cm" svg:height="7.474cm" svg:x="1.4cm" svg:y="6.014cm" presentation:class="outline" presentation:user-transformed="true">
          <draw:text-box>
            <text:p xml:id="id6" text:id="id6" text:style-name="P4"><text:span text:style-name="T5">// The function in the inner loop</text:span></text:p>
            <text:p xml:id="id7" text:id="id7" text:style-name="P4"><text:span text:style-name="T5">long add1(long a) {return a + 1;}</text:span></text:p>
            <text:p xml:id="id8" text:id="id8" text:style-name="P4"><text:span text:style-name="T5">// The iterator function</text:span></text:p>
            <text:p xml:id="id9" text:id="id9" text:style-name="P4"><text:span text:style-name="T5">void map(long[] dst, long[] src) {</text:span></text:p>
            <text:p xml:id="id10" text:id="id10" text:style-name="P4"><text:span text:style-name="T5"><text:s text:c="2"/></text:span><text:span text:style-name="T5">for(int i=0; i &lt; dst.len; i++) </text:span></text:p>
            <text:p xml:id="id11" text:id="id11" text:style-name="P4"><text:span text:style-name="T5"><text:s text:c="4"/></text:span><text:span text:style-name="T5">dst[i] = add1(src[i]);</text:span></text:p>
            <text:p xml:id="id12" text:id="id12" text:style-name="P4"><text:span text:style-name="T5">}</text:span></text:p>
          </draw:text-box>
        </draw:frame>
        <draw:frame presentation:style-name="pr7" draw:layer="layout" svg:width="12.296cm" svg:height="4.028cm" svg:x="1.346cm" svg:y="14.514cm" presentation:class="outline" presentation:user-transformed="true">
          <draw:text-box>
            <text:list text:style-name="L3">
              <text:list-item>
                <text:p xml:id="id13" text:id="id13">It's easy for JVM to inline add1</text:p>
              </text:list-item>
            </text:list>
          </draw:text-box>
        </draw:frame>
        <draw:frame presentation:style-name="pr8" draw:layer="layout" svg:width="12.296cm" svg:height="12.451cm" svg:x="14.311cm" svg:y="6.014cm" presentation:class="outline" presentation:user-transformed="true">
          <draw:text-box>
            <text:list text:style-name="L3">
              <text:list-item>
                <text:p xml:id="id14" text:id="id14">So, it applies a bunch of optimizations:</text:p>
                <text:list>
                  <text:list-item>
                    <text:p xml:id="id15" text:id="id15">Range-check elimination</text:p>
                  </text:list-item>
                  <text:list-item>
                    <text:p xml:id="id16" text:id="id16">Loop unrolling</text:p>
                  </text:list-item>
                  <text:list-item>
                    <text:p xml:id="id17" text:id="id17">Prefetching</text:p>
                  </text:list-item>
                </text:list>
              </text:list-item>
              <text:list-item>
                <text:p xml:id="id18" text:id="id18">Usually, we'd like to use map with more functions (add2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5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span text:style-name="T1">Cliff Click's “The Problem”</text:span></text:p>
          </draw:text-box>
        </draw:frame>
        <draw:frame presentation:style-name="pr10" draw:text-style-name="P4" draw:layer="layout" svg:width="12.296cm" svg:height="5.809cm" svg:x="1.4cm" svg:y="6.014cm" presentation:class="outline" presentation:user-transformed="true">
          <draw:text-box>
            <text:p xml:id="id19" text:id="id19" text:style-name="P4"><text:span text:style-name="T5">void map(CallableOneArg fcn1arg, long[] dst, long[] src) {</text:span></text:p>
            <text:p xml:id="id20" text:id="id20" text:style-name="P4"><text:span text:style-name="T5"><text:s text:c="2"/></text:span><text:span text:style-name="T5">for(int i=0; i &lt; dst.len; i++)</text:span></text:p>
            <text:p xml:id="id21" text:id="id21" text:style-name="P4"><text:span text:style-name="T5"><text:s text:c="4"/></text:span><text:span text:style-name="T5">dst[i] = fcn1arg.call(src[i]);</text:span></text:p>
            <text:p xml:id="id22" text:id="id22" text:style-name="P4"><text:span text:style-name="T5">}</text:span></text:p>
          </draw:text-box>
        </draw:frame>
        <draw:frame presentation:style-name="pr10" draw:layer="layout" svg:width="12.296cm" svg:height="5.904cm" svg:x="1.4cm" svg:y="12.375cm" presentation:class="outline" presentation:user-transformed="true">
          <draw:text-box>
            <text:list text:style-name="L3">
              <text:list-item>
                <text:p xml:id="id23" text:id="id23">Now map is generic</text:p>
              </text:list-item>
              <text:list-item>
                <text:p xml:id="id24" text:id="id24">But we cannot inline <text:span text:style-name="T6">fcn1arg.call</text:span> :( </text:p>
                <text:list>
                  <text:list-item>
                    <text:p xml:id="id25" text:id="id25">“The Problem”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2.473cm" svg:x="14.311cm" svg:y="6.014cm" presentation:class="outline" presentation:user-transformed="true">
          <draw:text-box>
            <text:list text:style-name="L3">
              <text:list-item>
                <text:p xml:id="id26" text:id="id26">+1 virtual call</text:p>
              </text:list-item>
              <text:list-item>
                <text:p xml:id="id27" text:id="id27">JVM cannot apply the optimizations we saw before</text:p>
                <text:list>
                  <text:list-item>
                    <text:p xml:id="id28" text:id="id28">Major perf degradation</text:p>
                  </text:list-item>
                </text:list>
              </text:list-item>
              <text:list-item>
                <text:p xml:id="id29" text:id="id29">Major Pain for Modern high-level JVM langua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3"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12.296cm" svg:height="12.18cm" svg:x="1.4cm" svg:y="6.014cm" presentation:class="outline" presentation:placeholder="true">
          <draw:text-box/>
        </draw:frame>
        <draw:frame presentation:style-name="pr8" draw:layer="layout" svg:width="12.296cm" svg:height="12.18cm" svg:x="14.311cm" svg:y="6.0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keyboard-title">
      <style:graphic-properties draw:fill-color="#ffffff" draw:auto-grow-height="false" fo:min-height="3.507cm"/>
    </style:style>
    <style:style style:name="Mpr23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4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5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family="Ubuntu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draw:frame presentation:style-name="Mpr22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8" draw:layer="backgroundobjects" svg:width="8.875cm" svg:height="1.448cm" svg:x="9.576cm" svg:y="19.431cm" presentation:class="footer">
        <draw:text-box>
          <text:p text:style-name="MP8"><text:span text:style-name="MT2">Georgios Kollias / Msc Thesis /</text:span></text:p>
          <text:p text:style-name="MP8"><text:span text:style-name="MT2">Faster Scala Collections with Compile-Time Reflection</text:span></text:p>
        </draw:text-box>
      </draw:frame>
      <draw:frame presentation:style-name="Mpr35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T2H20M45S</meta:editing-duration>
    <meta:editing-cycles>10</meta:editing-cycles>
    <dc:date>2013-05-16T21:46:17</dc:date>
    <dc:creator>geokollias </dc:creator>
    <meta:generator>LibreOffice/3.5$Linux_X86_64 LibreOffice_project/350m1$Build-2</meta:generator>
    <meta:document-statistic meta:object-count="178"/>
  </office:meta>
</office:document-meta>
</file>